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3.72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8"/>
        <table:table-column table:style-name="co4" table:default-cell-style-name="ce24"/>
        <table:table-column table:style-name="co5" table:number-columns-repeated="7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42" table:default-cell-style-name="ce2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5-10 工業部門能源消費（按產業別）</text:p>
          </table:table-cell>
          <table:covered-table-cell table:number-columns-repeated="12" table:style-name="ce8"/>
          <table:table-cell table:style-name="ce33" table:number-columns-repeated="1011"/>
        </table:table-row>
        <table:table-row table:style-name="ro2">
          <table:table-cell table:style-name="ce2" table:number-columns-repeated="2"/>
          <table:table-cell table:style-name="ce13"/>
          <table:table-cell table:style-name="ce19" table:number-columns-repeated="5"/>
          <table:table-cell table:style-name="ce13" table:number-columns-repeated="2"/>
          <table:table-cell table:style-name="ce29" office:value-type="string" calcext:value-type="string" table:number-columns-spanned="3" table:number-rows-spanned="1">
            <text:p>單位：公秉油當量</text:p>
          </table:table-cell>
          <table:covered-table-cell table:number-columns-repeated="2" table:style-name="ce29"/>
          <table:table-cell table:style-name="ce34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　月</text:p>
          </table:table-cell>
          <table:covered-table-cell table:style-name="ce9"/>
          <table:covered-table-cell table:style-name="ce14"/>
          <table:table-cell table:style-name="ce3" office:value-type="string" calcext:value-type="string">
            <text:p>合計</text:p>
          </table:table-cell>
          <table:table-cell table:style-name="ce25" office:value-type="string" calcext:value-type="string">
            <text:p>紡織成衣</text:p>
            <text:p>服飾業</text:p>
          </table:table-cell>
          <table:table-cell table:style-name="ce25" office:value-type="string" calcext:value-type="string">
            <text:p>紙漿、紙</text:p>
            <text:p>及紙製品業</text:p>
          </table:table-cell>
          <table:table-cell table:style-name="ce25" office:value-type="string" calcext:value-type="string">
            <text:p>化學材料</text:p>
            <text:p>製造業</text:p>
          </table:table-cell>
          <table:table-cell table:style-name="ce25" office:value-type="string" calcext:value-type="string">
            <text:p>塑膠製品</text:p>
            <text:p>製造業</text:p>
          </table:table-cell>
          <table:table-cell table:style-name="ce25" office:value-type="string" calcext:value-type="string">
            <text:p>非金屬礦物</text:p>
            <text:p>製品製造業</text:p>
          </table:table-cell>
          <table:table-cell table:style-name="ce25" office:value-type="string" calcext:value-type="string">
            <text:p>金屬</text:p>
            <text:p>基本工業</text:p>
          </table:table-cell>
          <table:table-cell table:style-name="ce25" office:value-type="string" calcext:value-type="string">
            <text:p>金屬製品</text:p>
            <text:p>製造業</text:p>
          </table:table-cell>
          <table:table-cell table:style-name="ce25" office:value-type="string" calcext:value-type="string">
            <text:p>電腦通信及視聽</text:p>
            <text:p>電子產品製造業</text:p>
          </table:table-cell>
          <table:table-cell table:style-name="ce3" office:value-type="string" calcext:value-type="string">
            <text:p>其他</text:p>
          </table:table-cell>
          <table:table-cell table:style-name="ce34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5"/>
          <table:table-cell table:style-name="ce20" office:value-type="float" office:value="23327349.9521769" calcext:value-type="float">
            <text:p><text:s/>23,327,350 <text:s/></text:p>
          </table:table-cell>
          <table:table-cell table:style-name="ce26" office:value-type="float" office:value="2080750.28315033" calcext:value-type="float">
            <text:p><text:s/>2,080,750 <text:s/></text:p>
          </table:table-cell>
          <table:table-cell table:style-name="ce26" office:value-type="float" office:value="1170014.12521139" calcext:value-type="float">
            <text:p><text:s/>1,170,014 <text:s/></text:p>
          </table:table-cell>
          <table:table-cell table:style-name="ce26" office:value-type="float" office:value="6734911.06488323" calcext:value-type="float">
            <text:p><text:s/>6,734,911 <text:s/></text:p>
          </table:table-cell>
          <table:table-cell table:style-name="ce26" office:value-type="float" office:value="499173.094112222" calcext:value-type="float">
            <text:p><text:s/>499,173 <text:s/></text:p>
          </table:table-cell>
          <table:table-cell table:style-name="ce26" office:value-type="float" office:value="2907962.29925778" calcext:value-type="float">
            <text:p><text:s/>2,907,962 <text:s/></text:p>
          </table:table-cell>
          <table:table-cell table:style-name="ce26" office:value-type="float" office:value="3545664.84079" calcext:value-type="float">
            <text:p><text:s/>3,545,665 <text:s/></text:p>
          </table:table-cell>
          <table:table-cell table:style-name="ce26" office:value-type="float" office:value="595516.897997778" calcext:value-type="float">
            <text:p><text:s/>595,517 <text:s/></text:p>
          </table:table-cell>
          <table:table-cell table:style-name="ce26" office:value-type="float" office:value="2285940.10392269" calcext:value-type="float">
            <text:p><text:s/>2,285,940 <text:s/></text:p>
          </table:table-cell>
          <table:table-cell table:style-name="ce30" office:value-type="float" office:value="3507417.24285148" calcext:value-type="float">
            <text:p><text:s/>3,507,417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6"/>
          <table:table-cell table:style-name="ce21" office:value-type="float" office:value="23831681.7185419" calcext:value-type="float">
            <text:p><text:s/>23,831,682 <text:s/></text:p>
          </table:table-cell>
          <table:table-cell table:style-name="ce27" office:value-type="float" office:value="1888335.44000358" calcext:value-type="float">
            <text:p><text:s/>1,888,335 <text:s/></text:p>
          </table:table-cell>
          <table:table-cell table:style-name="ce27" office:value-type="float" office:value="1166701.84782493" calcext:value-type="float">
            <text:p><text:s/>1,166,702 <text:s/></text:p>
          </table:table-cell>
          <table:table-cell table:style-name="ce27" office:value-type="float" office:value="7127343.03931248" calcext:value-type="float">
            <text:p><text:s/>7,127,343 <text:s/></text:p>
          </table:table-cell>
          <table:table-cell table:style-name="ce27" office:value-type="float" office:value="476563.992137778" calcext:value-type="float">
            <text:p><text:s/>476,564 <text:s/></text:p>
          </table:table-cell>
          <table:table-cell table:style-name="ce27" office:value-type="float" office:value="2974558.10473778" calcext:value-type="float">
            <text:p><text:s/>2,974,558 <text:s/></text:p>
          </table:table-cell>
          <table:table-cell table:style-name="ce27" office:value-type="float" office:value="3602697.10252444" calcext:value-type="float">
            <text:p><text:s/>3,602,697 <text:s/></text:p>
          </table:table-cell>
          <table:table-cell table:style-name="ce27" office:value-type="float" office:value="651753.988574444" calcext:value-type="float">
            <text:p><text:s/>651,754 <text:s/></text:p>
          </table:table-cell>
          <table:table-cell table:style-name="ce27" office:value-type="float" office:value="2250524.63035839" calcext:value-type="float">
            <text:p><text:s/>2,250,525 <text:s/></text:p>
          </table:table-cell>
          <table:table-cell table:style-name="ce31" office:value-type="float" office:value="3693203.57306806" calcext:value-type="float">
            <text:p><text:s/>3,693,204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6"/>
          <table:table-cell table:style-name="ce21" office:value-type="float" office:value="24879621.3451243" calcext:value-type="float">
            <text:p><text:s/>24,879,621 <text:s/></text:p>
          </table:table-cell>
          <table:table-cell table:style-name="ce27" office:value-type="float" office:value="2057080.54744566" calcext:value-type="float">
            <text:p><text:s/>2,057,081 <text:s/></text:p>
          </table:table-cell>
          <table:table-cell table:style-name="ce27" office:value-type="float" office:value="1265564.92952826" calcext:value-type="float">
            <text:p><text:s/>1,265,565 <text:s/></text:p>
          </table:table-cell>
          <table:table-cell table:style-name="ce27" office:value-type="float" office:value="7591113.98828803" calcext:value-type="float">
            <text:p><text:s/>7,591,114 <text:s/></text:p>
          </table:table-cell>
          <table:table-cell table:style-name="ce27" office:value-type="float" office:value="497681.349405556" calcext:value-type="float">
            <text:p><text:s/>497,681 <text:s/></text:p>
          </table:table-cell>
          <table:table-cell table:style-name="ce27" office:value-type="float" office:value="3135440.03275222" calcext:value-type="float">
            <text:p><text:s/>3,135,440 <text:s/></text:p>
          </table:table-cell>
          <table:table-cell table:style-name="ce27" office:value-type="float" office:value="3949284.62680889" calcext:value-type="float">
            <text:p><text:s/>3,949,285 <text:s/></text:p>
          </table:table-cell>
          <table:table-cell table:style-name="ce27" office:value-type="float" office:value="705858.083015556" calcext:value-type="float">
            <text:p><text:s/>705,858 <text:s/></text:p>
          </table:table-cell>
          <table:table-cell table:style-name="ce27" office:value-type="float" office:value="2543502.48563806" calcext:value-type="float">
            <text:p><text:s/>2,543,502 <text:s/></text:p>
          </table:table-cell>
          <table:table-cell table:style-name="ce31" office:value-type="float" office:value="3134095.30224207" calcext:value-type="float">
            <text:p><text:s/>3,134,095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6"/>
          <table:table-cell table:style-name="ce21" office:value-type="float" office:value="25068340.5323588" calcext:value-type="float">
            <text:p><text:s/>25,068,341 <text:s/></text:p>
          </table:table-cell>
          <table:table-cell table:style-name="ce27" office:value-type="float" office:value="1900788.01954739" calcext:value-type="float">
            <text:p><text:s/>1,900,788 <text:s/></text:p>
          </table:table-cell>
          <table:table-cell table:style-name="ce27" office:value-type="float" office:value="1298567.49922661" calcext:value-type="float">
            <text:p><text:s/>1,298,567 <text:s/></text:p>
          </table:table-cell>
          <table:table-cell table:style-name="ce27" office:value-type="float" office:value="7715786.42175819" calcext:value-type="float">
            <text:p><text:s/>7,715,786 <text:s/></text:p>
          </table:table-cell>
          <table:table-cell table:style-name="ce27" office:value-type="float" office:value="494756.667175556" calcext:value-type="float">
            <text:p><text:s/>494,757 <text:s/></text:p>
          </table:table-cell>
          <table:table-cell table:style-name="ce27" office:value-type="float" office:value="3114595.72864889" calcext:value-type="float">
            <text:p><text:s/>3,114,596 <text:s/></text:p>
          </table:table-cell>
          <table:table-cell table:style-name="ce27" office:value-type="float" office:value="3771221.99398111" calcext:value-type="float">
            <text:p><text:s/>3,771,222 <text:s/></text:p>
          </table:table-cell>
          <table:table-cell table:style-name="ce27" office:value-type="float" office:value="691367.457144445" calcext:value-type="float">
            <text:p><text:s/>691,367 <text:s/></text:p>
          </table:table-cell>
          <table:table-cell table:style-name="ce27" office:value-type="float" office:value="2926880.82310819" calcext:value-type="float">
            <text:p><text:s/>2,926,881 <text:s/></text:p>
          </table:table-cell>
          <table:table-cell table:style-name="ce31" office:value-type="float" office:value="3154375.92176843" calcext:value-type="float">
            <text:p><text:s/>3,154,37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6"/>
          <table:table-cell table:style-name="ce21" office:value-type="float" office:value="26057563.4492866" calcext:value-type="float">
            <text:p><text:s/>26,057,563 <text:s/></text:p>
          </table:table-cell>
          <table:table-cell table:style-name="ce27" office:value-type="float" office:value="1740270.82479742" calcext:value-type="float">
            <text:p><text:s/>1,740,271 <text:s/></text:p>
          </table:table-cell>
          <table:table-cell table:style-name="ce27" office:value-type="float" office:value="1275842.53648283" calcext:value-type="float">
            <text:p><text:s/>1,275,843 <text:s/></text:p>
          </table:table-cell>
          <table:table-cell table:style-name="ce27" office:value-type="float" office:value="8369370.50135748" calcext:value-type="float">
            <text:p><text:s/>8,369,371 <text:s/></text:p>
          </table:table-cell>
          <table:table-cell table:style-name="ce27" office:value-type="float" office:value="526282.635363333" calcext:value-type="float">
            <text:p><text:s/>526,283 <text:s/></text:p>
          </table:table-cell>
          <table:table-cell table:style-name="ce27" office:value-type="float" office:value="3159370.37100222" calcext:value-type="float">
            <text:p><text:s/>3,159,370 <text:s/></text:p>
          </table:table-cell>
          <table:table-cell table:style-name="ce27" office:value-type="float" office:value="3990529.20805333" calcext:value-type="float">
            <text:p><text:s/>3,990,529 <text:s/></text:p>
          </table:table-cell>
          <table:table-cell table:style-name="ce27" office:value-type="float" office:value="703330.320691111" calcext:value-type="float">
            <text:p><text:s/>703,330 <text:s/></text:p>
          </table:table-cell>
          <table:table-cell table:style-name="ce27" office:value-type="float" office:value="3170166.8345177" calcext:value-type="float">
            <text:p><text:s/>3,170,167 <text:s/></text:p>
          </table:table-cell>
          <table:table-cell table:style-name="ce31" office:value-type="float" office:value="3122400.2170212" calcext:value-type="float">
            <text:p><text:s/>3,122,40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6"/>
          <table:table-cell table:style-name="ce21" office:value-type="float" office:value="26754194.7892524" calcext:value-type="float">
            <text:p><text:s/>26,754,195 <text:s/></text:p>
          </table:table-cell>
          <table:table-cell table:style-name="ce27" office:value-type="float" office:value="1693268.11508631" calcext:value-type="float">
            <text:p><text:s/>1,693,268 <text:s/></text:p>
          </table:table-cell>
          <table:table-cell table:style-name="ce27" office:value-type="float" office:value="1263389.57382428" calcext:value-type="float">
            <text:p><text:s/>1,263,390 <text:s/></text:p>
          </table:table-cell>
          <table:table-cell table:style-name="ce27" office:value-type="float" office:value="8898522.03536367" calcext:value-type="float">
            <text:p><text:s/>8,898,522 <text:s/></text:p>
          </table:table-cell>
          <table:table-cell table:style-name="ce27" office:value-type="float" office:value="546688.455262222" calcext:value-type="float">
            <text:p><text:s/>546,688 <text:s/></text:p>
          </table:table-cell>
          <table:table-cell table:style-name="ce27" office:value-type="float" office:value="3000048.41496222" calcext:value-type="float">
            <text:p><text:s/>3,000,048 <text:s/></text:p>
          </table:table-cell>
          <table:table-cell table:style-name="ce27" office:value-type="float" office:value="3968480.36334" calcext:value-type="float">
            <text:p><text:s/>3,968,480 <text:s/></text:p>
          </table:table-cell>
          <table:table-cell table:style-name="ce27" office:value-type="float" office:value="722918.504842222" calcext:value-type="float">
            <text:p><text:s/>722,919 <text:s/></text:p>
          </table:table-cell>
          <table:table-cell table:style-name="ce27" office:value-type="float" office:value="3455361.05270551" calcext:value-type="float">
            <text:p><text:s/>3,455,361 <text:s/></text:p>
          </table:table-cell>
          <table:table-cell table:style-name="ce31" office:value-type="float" office:value="3205518.27386598" calcext:value-type="float">
            <text:p><text:s/>3,205,518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6"/>
          <table:table-cell table:style-name="ce21" office:value-type="float" office:value="24967410.6533401" calcext:value-type="float">
            <text:p><text:s/>24,967,411 <text:s/></text:p>
          </table:table-cell>
          <table:table-cell table:style-name="ce27" office:value-type="float" office:value="1549266.88455203" calcext:value-type="float">
            <text:p><text:s/>1,549,267 <text:s/></text:p>
          </table:table-cell>
          <table:table-cell table:style-name="ce27" office:value-type="float" office:value="1153207.68908174" calcext:value-type="float">
            <text:p><text:s/>1,153,208 <text:s/></text:p>
          </table:table-cell>
          <table:table-cell table:style-name="ce27" office:value-type="float" office:value="7695117.52074107" calcext:value-type="float">
            <text:p><text:s/>7,695,118 <text:s/></text:p>
          </table:table-cell>
          <table:table-cell table:style-name="ce27" office:value-type="float" office:value="526829.52374" calcext:value-type="float">
            <text:p><text:s/>526,830 <text:s/></text:p>
          </table:table-cell>
          <table:table-cell table:style-name="ce27" office:value-type="float" office:value="2844317.51949222" calcext:value-type="float">
            <text:p><text:s/>2,844,318 <text:s/></text:p>
          </table:table-cell>
          <table:table-cell table:style-name="ce27" office:value-type="float" office:value="3758612.65568778" calcext:value-type="float">
            <text:p><text:s/>3,758,613 <text:s/></text:p>
          </table:table-cell>
          <table:table-cell table:style-name="ce27" office:value-type="float" office:value="692883.667037778" calcext:value-type="float">
            <text:p><text:s/>692,884 <text:s/></text:p>
          </table:table-cell>
          <table:table-cell table:style-name="ce27" office:value-type="float" office:value="3598058.80917199" calcext:value-type="float">
            <text:p><text:s/>3,598,059 <text:s/></text:p>
          </table:table-cell>
          <table:table-cell table:style-name="ce31" office:value-type="float" office:value="3149116.38383544" calcext:value-type="float">
            <text:p><text:s/>3,149,11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6"/>
          <table:table-cell table:style-name="ce21" office:value-type="float" office:value="23560867.2142882" calcext:value-type="float">
            <text:p><text:s/>23,560,867 <text:s/></text:p>
          </table:table-cell>
          <table:table-cell table:style-name="ce27" office:value-type="float" office:value="1349568.16858752" calcext:value-type="float">
            <text:p><text:s/>1,349,568 <text:s/></text:p>
          </table:table-cell>
          <table:table-cell table:style-name="ce27" office:value-type="float" office:value="1061845.29114081" calcext:value-type="float">
            <text:p><text:s/>1,061,845 <text:s/></text:p>
          </table:table-cell>
          <table:table-cell table:style-name="ce27" office:value-type="float" office:value="7730182.72431962" calcext:value-type="float">
            <text:p><text:s/>7,730,183 <text:s/></text:p>
          </table:table-cell>
          <table:table-cell table:style-name="ce27" office:value-type="float" office:value="528226.107047778" calcext:value-type="float">
            <text:p><text:s/>528,226 <text:s/></text:p>
          </table:table-cell>
          <table:table-cell table:style-name="ce27" office:value-type="float" office:value="2515380.67501" calcext:value-type="float">
            <text:p><text:s/>2,515,381 <text:s/></text:p>
          </table:table-cell>
          <table:table-cell table:style-name="ce27" office:value-type="float" office:value="3298262.50502778" calcext:value-type="float">
            <text:p><text:s/>3,298,263 <text:s/></text:p>
          </table:table-cell>
          <table:table-cell table:style-name="ce27" office:value-type="float" office:value="607412.291974444" calcext:value-type="float">
            <text:p><text:s/>607,412 <text:s/></text:p>
          </table:table-cell>
          <table:table-cell table:style-name="ce27" office:value-type="float" office:value="3439958.42449485" calcext:value-type="float">
            <text:p><text:s/>3,439,958 <text:s/></text:p>
          </table:table-cell>
          <table:table-cell table:style-name="ce31" office:value-type="float" office:value="3030031.02668543" calcext:value-type="float">
            <text:p><text:s/>3,030,031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6"/>
          <table:table-cell table:style-name="ce21" office:value-type="float" office:value="26471838.4719423" calcext:value-type="float">
            <text:p><text:s/>26,471,838 <text:s/></text:p>
          </table:table-cell>
          <table:table-cell table:style-name="ce27" office:value-type="float" office:value="1545051.21499879" calcext:value-type="float">
            <text:p><text:s/>1,545,051 <text:s/></text:p>
          </table:table-cell>
          <table:table-cell table:style-name="ce27" office:value-type="float" office:value="1170496.93808561" calcext:value-type="float">
            <text:p><text:s/>1,170,497 <text:s/></text:p>
          </table:table-cell>
          <table:table-cell table:style-name="ce27" office:value-type="float" office:value="8351457.87710632" calcext:value-type="float">
            <text:p><text:s/>8,351,458 <text:s/></text:p>
          </table:table-cell>
          <table:table-cell table:style-name="ce27" office:value-type="float" office:value="591005.996637778" calcext:value-type="float">
            <text:p><text:s/>591,006 <text:s/></text:p>
          </table:table-cell>
          <table:table-cell table:style-name="ce27" office:value-type="float" office:value="2634191.88117667" calcext:value-type="float">
            <text:p><text:s/>2,634,192 <text:s/></text:p>
          </table:table-cell>
          <table:table-cell table:style-name="ce27" office:value-type="float" office:value="4227661.42487709" calcext:value-type="float">
            <text:p><text:s/>4,227,661 <text:s/></text:p>
          </table:table-cell>
          <table:table-cell table:style-name="ce27" office:value-type="float" office:value="737101.063708889" calcext:value-type="float">
            <text:p><text:s/>737,101 <text:s/></text:p>
          </table:table-cell>
          <table:table-cell table:style-name="ce27" office:value-type="float" office:value="3936738.80046669" calcext:value-type="float">
            <text:p><text:s/>3,936,739 <text:s/></text:p>
          </table:table-cell>
          <table:table-cell table:style-name="ce31" office:value-type="float" office:value="3278133.27488448" calcext:value-type="float">
            <text:p><text:s/>3,278,133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6"/>
          <table:table-cell table:style-name="ce21" office:value-type="float" office:value="27005360.0223146" calcext:value-type="float">
            <text:p><text:s/>27,005,360 <text:s/></text:p>
          </table:table-cell>
          <table:table-cell table:style-name="ce27" office:value-type="float" office:value="1477638.40426299" calcext:value-type="float">
            <text:p><text:s/>1,477,638 <text:s/></text:p>
          </table:table-cell>
          <table:table-cell table:style-name="ce27" office:value-type="float" office:value="1241156.40791495" calcext:value-type="float">
            <text:p><text:s/>1,241,156 <text:s/></text:p>
          </table:table-cell>
          <table:table-cell table:style-name="ce27" office:value-type="float" office:value="7966237.86758834" calcext:value-type="float">
            <text:p><text:s/>7,966,238 <text:s/></text:p>
          </table:table-cell>
          <table:table-cell table:style-name="ce27" office:value-type="float" office:value="580194.142622222" calcext:value-type="float">
            <text:p><text:s/>580,194 <text:s/></text:p>
          </table:table-cell>
          <table:table-cell table:style-name="ce27" office:value-type="float" office:value="3055824.63186889" calcext:value-type="float">
            <text:p><text:s/>3,055,825 <text:s/></text:p>
          </table:table-cell>
          <table:table-cell table:style-name="ce27" office:value-type="float" office:value="4360541.261886" calcext:value-type="float">
            <text:p><text:s/>4,360,541 <text:s/></text:p>
          </table:table-cell>
          <table:table-cell table:style-name="ce27" office:value-type="float" office:value="812633.922682222" calcext:value-type="float">
            <text:p><text:s/>812,634 <text:s/></text:p>
          </table:table-cell>
          <table:table-cell table:style-name="ce27" office:value-type="float" office:value="4158869.68599811" calcext:value-type="float">
            <text:p><text:s/>4,158,870 <text:s/></text:p>
          </table:table-cell>
          <table:table-cell table:style-name="ce31" office:value-type="float" office:value="3352263.6974909" calcext:value-type="float">
            <text:p><text:s/>3,352,264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6"/>
          <table:table-cell table:style-name="ce21" office:value-type="float" office:value="26661372.6686876" calcext:value-type="float">
            <text:p><text:s/>26,661,373 <text:s/></text:p>
          </table:table-cell>
          <table:table-cell table:style-name="ce27" office:value-type="float" office:value="1491352.22974909" calcext:value-type="float">
            <text:p><text:s/>1,491,352 <text:s/></text:p>
          </table:table-cell>
          <table:table-cell table:style-name="ce27" office:value-type="float" office:value="1244956.86370481" calcext:value-type="float">
            <text:p><text:s/>1,244,957 <text:s/></text:p>
          </table:table-cell>
          <table:table-cell table:style-name="ce27" office:value-type="float" office:value="7672797.28689545" calcext:value-type="float">
            <text:p><text:s/>7,672,797 <text:s/></text:p>
          </table:table-cell>
          <table:table-cell table:style-name="ce27" office:value-type="float" office:value="581708.673328889" calcext:value-type="float">
            <text:p><text:s/>581,709 <text:s/></text:p>
          </table:table-cell>
          <table:table-cell table:style-name="ce27" office:value-type="float" office:value="2942276.87875889" calcext:value-type="float">
            <text:p><text:s/>2,942,277 <text:s/></text:p>
          </table:table-cell>
          <table:table-cell table:style-name="ce27" office:value-type="float" office:value="4222984.75023407" calcext:value-type="float">
            <text:p><text:s/>4,222,985 <text:s/></text:p>
          </table:table-cell>
          <table:table-cell table:style-name="ce27" office:value-type="float" office:value="838969.01256" calcext:value-type="float">
            <text:p><text:s/>838,969 <text:s/></text:p>
          </table:table-cell>
          <table:table-cell table:style-name="ce27" office:value-type="float" office:value="4298877.00050648" calcext:value-type="float">
            <text:p><text:s/>4,298,877 <text:s/></text:p>
          </table:table-cell>
          <table:table-cell table:style-name="ce31" office:value-type="float" office:value="3367449.97294992" calcext:value-type="float">
            <text:p><text:s/>3,367,45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6"/>
          <table:table-cell table:style-name="ce21" office:value-type="float" office:value="27254229.5415759" calcext:value-type="float">
            <text:p><text:s/>27,254,230 <text:s/></text:p>
          </table:table-cell>
          <table:table-cell table:style-name="ce27" office:value-type="float" office:value="1505520.55757667" calcext:value-type="float">
            <text:p><text:s/>1,505,521 <text:s/></text:p>
          </table:table-cell>
          <table:table-cell table:style-name="ce27" office:value-type="float" office:value="1220532.70399751" calcext:value-type="float">
            <text:p><text:s/>1,220,533 <text:s/></text:p>
          </table:table-cell>
          <table:table-cell table:style-name="ce27" office:value-type="float" office:value="7723757.69173236" calcext:value-type="float">
            <text:p><text:s/>7,723,758 <text:s/></text:p>
          </table:table-cell>
          <table:table-cell table:style-name="ce27" office:value-type="float" office:value="617953.843481111" calcext:value-type="float">
            <text:p><text:s/>617,954 <text:s/></text:p>
          </table:table-cell>
          <table:table-cell table:style-name="ce27" office:value-type="float" office:value="2999779.78030444" calcext:value-type="float">
            <text:p><text:s/>2,999,780 <text:s/></text:p>
          </table:table-cell>
          <table:table-cell table:style-name="ce27" office:value-type="float" office:value="4525711.56791989" calcext:value-type="float">
            <text:p><text:s/>4,525,712 <text:s/></text:p>
          </table:table-cell>
          <table:table-cell table:style-name="ce27" office:value-type="float" office:value="856602.8973" calcext:value-type="float">
            <text:p><text:s/>856,603 <text:s/></text:p>
          </table:table-cell>
          <table:table-cell table:style-name="ce27" office:value-type="float" office:value="4502192.72665917" calcext:value-type="float">
            <text:p><text:s/>4,502,193 <text:s/></text:p>
          </table:table-cell>
          <table:table-cell table:style-name="ce31" office:value-type="float" office:value="3302177.77260474" calcext:value-type="float">
            <text:p><text:s/>3,302,178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6"/>
          <table:table-cell table:style-name="ce21" office:value-type="float" office:value="26915796.2741882" calcext:value-type="float">
            <text:p><text:s/>26,915,796 <text:s/></text:p>
          </table:table-cell>
          <table:table-cell table:style-name="ce27" office:value-type="float" office:value="1466999.32854996" calcext:value-type="float">
            <text:p><text:s/>1,466,999 <text:s/></text:p>
          </table:table-cell>
          <table:table-cell table:style-name="ce27" office:value-type="float" office:value="1214617.47315947" calcext:value-type="float">
            <text:p><text:s/>1,214,617 <text:s/></text:p>
          </table:table-cell>
          <table:table-cell table:style-name="ce27" office:value-type="float" office:value="7628904.35785819" calcext:value-type="float">
            <text:p><text:s/>7,628,904 <text:s/></text:p>
          </table:table-cell>
          <table:table-cell table:style-name="ce27" office:value-type="float" office:value="683058.650812222" calcext:value-type="float">
            <text:p><text:s/>683,059 <text:s/></text:p>
          </table:table-cell>
          <table:table-cell table:style-name="ce27" office:value-type="float" office:value="2654638.30076778" calcext:value-type="float">
            <text:p><text:s/>2,654,638 <text:s/></text:p>
          </table:table-cell>
          <table:table-cell table:style-name="ce27" office:value-type="float" office:value="4345470.47848871" calcext:value-type="float">
            <text:p><text:s/>4,345,470 <text:s/></text:p>
          </table:table-cell>
          <table:table-cell table:style-name="ce27" office:value-type="float" office:value="891684.973111111" calcext:value-type="float">
            <text:p><text:s/>891,685 <text:s/></text:p>
          </table:table-cell>
          <table:table-cell table:style-name="ce27" office:value-type="float" office:value="4679692.39689283" calcext:value-type="float">
            <text:p><text:s/>4,679,692 <text:s/></text:p>
          </table:table-cell>
          <table:table-cell table:style-name="ce31" office:value-type="float" office:value="3350730.31454797" calcext:value-type="float">
            <text:p><text:s/>3,350,73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6"/>
          <table:table-cell table:style-name="ce21" office:value-type="float" office:value="26337275.341791" calcext:value-type="float">
            <text:p><text:s/>26,337,275 <text:s/></text:p>
          </table:table-cell>
          <table:table-cell table:style-name="ce27" office:value-type="float" office:value="1346130.45910804" calcext:value-type="float">
            <text:p><text:s/>1,346,130 <text:s/></text:p>
          </table:table-cell>
          <table:table-cell table:style-name="ce27" office:value-type="float" office:value="1100442.49418046" calcext:value-type="float">
            <text:p><text:s/>1,100,442 <text:s/></text:p>
          </table:table-cell>
          <table:table-cell table:style-name="ce27" office:value-type="float" office:value="7454307.83334314" calcext:value-type="float">
            <text:p><text:s/>7,454,308 <text:s/></text:p>
          </table:table-cell>
          <table:table-cell table:style-name="ce27" office:value-type="float" office:value="689232.108752222" calcext:value-type="float">
            <text:p><text:s/>689,232 <text:s/></text:p>
          </table:table-cell>
          <table:table-cell table:style-name="ce27" office:value-type="float" office:value="2619222.69111222" calcext:value-type="float">
            <text:p><text:s/>2,619,223 <text:s/></text:p>
          </table:table-cell>
          <table:table-cell table:style-name="ce27" office:value-type="float" office:value="4097881.05850378" calcext:value-type="float">
            <text:p><text:s/>4,097,881 <text:s/></text:p>
          </table:table-cell>
          <table:table-cell table:style-name="ce27" office:value-type="float" office:value="873051.524903333" calcext:value-type="float">
            <text:p><text:s/>873,052 <text:s/></text:p>
          </table:table-cell>
          <table:table-cell table:style-name="ce27" office:value-type="float" office:value="4789109.42496169" calcext:value-type="float">
            <text:p><text:s/>4,789,109 <text:s/></text:p>
          </table:table-cell>
          <table:table-cell table:style-name="ce31" office:value-type="float" office:value="3367897.74692609" calcext:value-type="float">
            <text:p><text:s/>3,367,898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6"/>
          <table:table-cell table:style-name="ce21" office:value-type="float" office:value="26597846.2564737" calcext:value-type="float">
            <text:p><text:s/>26,597,846 <text:s/></text:p>
          </table:table-cell>
          <table:table-cell table:style-name="ce27" office:value-type="float" office:value="1227310.67980732" calcext:value-type="float">
            <text:p><text:s/>1,227,311 <text:s/></text:p>
          </table:table-cell>
          <table:table-cell table:style-name="ce27" office:value-type="float" office:value="1059110.76121906" calcext:value-type="float">
            <text:p><text:s/>1,059,111 <text:s/></text:p>
          </table:table-cell>
          <table:table-cell table:style-name="ce27" office:value-type="float" office:value="7627178.73656525" calcext:value-type="float">
            <text:p><text:s/>7,627,179 <text:s/></text:p>
          </table:table-cell>
          <table:table-cell table:style-name="ce27" office:value-type="float" office:value="712912.255935556" calcext:value-type="float">
            <text:p><text:s/>712,912 <text:s/></text:p>
          </table:table-cell>
          <table:table-cell table:style-name="ce27" office:value-type="float" office:value="2436684.54393889" calcext:value-type="float">
            <text:p><text:s/>2,436,685 <text:s/></text:p>
          </table:table-cell>
          <table:table-cell table:style-name="ce27" office:value-type="float" office:value="4185026.57281075" calcext:value-type="float">
            <text:p><text:s/>4,185,027 <text:s/></text:p>
          </table:table-cell>
          <table:table-cell table:style-name="ce27" office:value-type="float" office:value="894165.041243333" calcext:value-type="float">
            <text:p><text:s/>894,165 <text:s/></text:p>
          </table:table-cell>
          <table:table-cell table:style-name="ce27" office:value-type="float" office:value="5020214.86919355" calcext:value-type="float">
            <text:p><text:s/>5,020,215 <text:s/></text:p>
          </table:table-cell>
          <table:table-cell table:style-name="ce31" office:value-type="float" office:value="3435242.79576001" calcext:value-type="float">
            <text:p><text:s/>3,435,243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6"/>
          <table:table-cell table:style-name="ce21" office:value-type="float" office:value="26633911.7460221" calcext:value-type="float">
            <text:p><text:s/>26,633,912 <text:s/></text:p>
          </table:table-cell>
          <table:table-cell table:style-name="ce27" office:value-type="float" office:value="1195289.23838678" calcext:value-type="float">
            <text:p><text:s/>1,195,289 <text:s/></text:p>
          </table:table-cell>
          <table:table-cell table:style-name="ce27" office:value-type="float" office:value="1029701.49079337" calcext:value-type="float">
            <text:p><text:s/>1,029,701 <text:s/></text:p>
          </table:table-cell>
          <table:table-cell table:style-name="ce27" office:value-type="float" office:value="7458817.8762958" calcext:value-type="float">
            <text:p><text:s/>7,458,818 <text:s/></text:p>
          </table:table-cell>
          <table:table-cell table:style-name="ce27" office:value-type="float" office:value="754553.818298889" calcext:value-type="float">
            <text:p><text:s/>754,554 <text:s/></text:p>
          </table:table-cell>
          <table:table-cell table:style-name="ce27" office:value-type="float" office:value="2295713.39000111" calcext:value-type="float">
            <text:p><text:s/>2,295,713 <text:s/></text:p>
          </table:table-cell>
          <table:table-cell table:style-name="ce27" office:value-type="float" office:value="4182805.47928211" calcext:value-type="float">
            <text:p><text:s/>4,182,805 <text:s/></text:p>
          </table:table-cell>
          <table:table-cell table:style-name="ce27" office:value-type="float" office:value="936109.092731111" calcext:value-type="float">
            <text:p><text:s/>936,109 <text:s/></text:p>
          </table:table-cell>
          <table:table-cell table:style-name="ce27" office:value-type="float" office:value="5249950.86425971" calcext:value-type="float">
            <text:p><text:s/>5,249,951 <text:s/></text:p>
          </table:table-cell>
          <table:table-cell table:style-name="ce31" office:value-type="float" office:value="3530970.49597324" calcext:value-type="float">
            <text:p><text:s/>3,530,97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6"/>
          <table:table-cell table:style-name="ce21" office:value-type="float" office:value="27393859.470583" calcext:value-type="float">
            <text:p><text:s/>27,393,859 <text:s/></text:p>
          </table:table-cell>
          <table:table-cell table:style-name="ce27" office:value-type="float" office:value="1270842.37069996" calcext:value-type="float">
            <text:p><text:s/>1,270,842 <text:s/></text:p>
          </table:table-cell>
          <table:table-cell table:style-name="ce27" office:value-type="float" office:value="1125001.07913329" calcext:value-type="float">
            <text:p><text:s/>1,125,001 <text:s/></text:p>
          </table:table-cell>
          <table:table-cell table:style-name="ce27" office:value-type="float" office:value="8283313.76363493" calcext:value-type="float">
            <text:p><text:s/>8,283,314 <text:s/></text:p>
          </table:table-cell>
          <table:table-cell table:style-name="ce27" office:value-type="float" office:value="834481.948061966" calcext:value-type="float">
            <text:p><text:s/>834,482 <text:s/></text:p>
          </table:table-cell>
          <table:table-cell table:style-name="ce27" office:value-type="float" office:value="2097032.36938552" calcext:value-type="float">
            <text:p><text:s/>2,097,032 <text:s/></text:p>
          </table:table-cell>
          <table:table-cell table:style-name="ce27" office:value-type="float" office:value="4497019.23542357" calcext:value-type="float">
            <text:p><text:s/>4,497,019 <text:s/></text:p>
          </table:table-cell>
          <table:table-cell table:style-name="ce27" office:value-type="float" office:value="910327.079984377" calcext:value-type="float">
            <text:p><text:s/>910,327 <text:s/></text:p>
          </table:table-cell>
          <table:table-cell table:style-name="ce27" office:value-type="float" office:value="5275470.24149835" calcext:value-type="float">
            <text:p><text:s/>5,275,470 <text:s/></text:p>
          </table:table-cell>
          <table:table-cell table:style-name="ce31" office:value-type="float" office:value="3100371.38276104" calcext:value-type="float">
            <text:p><text:s/>3,100,371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6"/>
          <table:table-cell table:style-name="ce21" office:value-type="float" office:value="26818675.4152451" calcext:value-type="float">
            <text:p><text:s/>26,818,675 <text:s/></text:p>
          </table:table-cell>
          <table:table-cell table:style-name="ce27" office:value-type="float" office:value="1191013.06069945" calcext:value-type="float">
            <text:p><text:s/>1,191,013 <text:s/></text:p>
          </table:table-cell>
          <table:table-cell table:style-name="ce27" office:value-type="float" office:value="1100213.87389512" calcext:value-type="float">
            <text:p><text:s/>1,100,214 <text:s/></text:p>
          </table:table-cell>
          <table:table-cell table:style-name="ce27" office:value-type="float" office:value="8025072.15823991" calcext:value-type="float">
            <text:p><text:s/>8,025,072 <text:s/></text:p>
          </table:table-cell>
          <table:table-cell table:style-name="ce27" office:value-type="float" office:value="820918.546198981" calcext:value-type="float">
            <text:p><text:s/>820,919 <text:s/></text:p>
          </table:table-cell>
          <table:table-cell table:style-name="ce27" office:value-type="float" office:value="2125149.46490225" calcext:value-type="float">
            <text:p><text:s/>2,125,149 <text:s/></text:p>
          </table:table-cell>
          <table:table-cell table:style-name="ce27" office:value-type="float" office:value="4246371.33391289" calcext:value-type="float">
            <text:p><text:s/>4,246,371 <text:s/></text:p>
          </table:table-cell>
          <table:table-cell table:style-name="ce27" office:value-type="float" office:value="871985.208352953" calcext:value-type="float">
            <text:p><text:s/>871,985 <text:s/></text:p>
          </table:table-cell>
          <table:table-cell table:style-name="ce27" office:value-type="float" office:value="5362227.64050903" calcext:value-type="float">
            <text:p><text:s/>5,362,228 <text:s/></text:p>
          </table:table-cell>
          <table:table-cell table:style-name="ce31" office:value-type="float" office:value="3075724.12853454" calcext:value-type="float">
            <text:p><text:s/>3,075,724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7" table:number-columns-repeated="8"/>
          <table:table-cell table:style-name="ce31"/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2168328.91989692" calcext:value-type="float">
            <text:p><text:s/>2,168,329 <text:s/></text:p>
          </table:table-cell>
          <table:table-cell table:style-name="ce27" office:value-type="float" office:value="83127.8309369871" calcext:value-type="float">
            <text:p><text:s/>83,128 <text:s/></text:p>
          </table:table-cell>
          <table:table-cell table:style-name="ce27" office:value-type="float" office:value="92760.8411917951" calcext:value-type="float">
            <text:p><text:s/>92,761 <text:s/></text:p>
          </table:table-cell>
          <table:table-cell table:style-name="ce27" office:value-type="float" office:value="687876.401087221" calcext:value-type="float">
            <text:p><text:s/>687,876 <text:s/></text:p>
          </table:table-cell>
          <table:table-cell table:style-name="ce27" office:value-type="float" office:value="62223.0078573711" calcext:value-type="float">
            <text:p><text:s/>62,223 <text:s/></text:p>
          </table:table-cell>
          <table:table-cell table:style-name="ce27" office:value-type="float" office:value="153535.196199042" calcext:value-type="float">
            <text:p><text:s/>153,535 <text:s/></text:p>
          </table:table-cell>
          <table:table-cell table:style-name="ce27" office:value-type="float" office:value="351616.1434241" calcext:value-type="float">
            <text:p><text:s/>351,616 <text:s/></text:p>
          </table:table-cell>
          <table:table-cell table:style-name="ce27" office:value-type="float" office:value="65991.4996943633" calcext:value-type="float">
            <text:p><text:s/>65,991 <text:s/></text:p>
          </table:table-cell>
          <table:table-cell table:style-name="ce27" office:value-type="float" office:value="437016.577625133" calcext:value-type="float">
            <text:p><text:s/>437,017 <text:s/></text:p>
          </table:table-cell>
          <table:table-cell table:style-name="ce31" office:value-type="float" office:value="234181.421880907" calcext:value-type="float">
            <text:p><text:s/>234,181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2145537.39718244" calcext:value-type="float">
            <text:p><text:s/>2,145,537 <text:s/></text:p>
          </table:table-cell>
          <table:table-cell table:style-name="ce27" office:value-type="float" office:value="92189.8434809942" calcext:value-type="float">
            <text:p><text:s/>92,190 <text:s/></text:p>
          </table:table-cell>
          <table:table-cell table:style-name="ce27" office:value-type="float" office:value="88918.6751412298" calcext:value-type="float">
            <text:p><text:s/>88,919 <text:s/></text:p>
          </table:table-cell>
          <table:table-cell table:style-name="ce27" office:value-type="float" office:value="626702.401905854" calcext:value-type="float">
            <text:p><text:s/>626,702 <text:s/></text:p>
          </table:table-cell>
          <table:table-cell table:style-name="ce27" office:value-type="float" office:value="65267.7880220822" calcext:value-type="float">
            <text:p><text:s/>65,268 <text:s/></text:p>
          </table:table-cell>
          <table:table-cell table:style-name="ce27" office:value-type="float" office:value="170334.276344937" calcext:value-type="float">
            <text:p><text:s/>170,334 <text:s/></text:p>
          </table:table-cell>
          <table:table-cell table:style-name="ce27" office:value-type="float" office:value="354722.145984426" calcext:value-type="float">
            <text:p><text:s/>354,722 <text:s/></text:p>
          </table:table-cell>
          <table:table-cell table:style-name="ce27" office:value-type="float" office:value="71365.3802013933" calcext:value-type="float">
            <text:p><text:s/>71,365 <text:s/></text:p>
          </table:table-cell>
          <table:table-cell table:style-name="ce27" office:value-type="float" office:value="427930.643983711" calcext:value-type="float">
            <text:p><text:s/>427,931 <text:s/></text:p>
          </table:table-cell>
          <table:table-cell table:style-name="ce31" office:value-type="float" office:value="248106.242117809" calcext:value-type="float">
            <text:p><text:s/>248,10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2238283.49489411" calcext:value-type="float">
            <text:p><text:s/>2,238,283 <text:s/></text:p>
          </table:table-cell>
          <table:table-cell table:style-name="ce27" office:value-type="float" office:value="98946.6944499347" calcext:value-type="float">
            <text:p><text:s/>98,947 <text:s/></text:p>
          </table:table-cell>
          <table:table-cell table:style-name="ce27" office:value-type="float" office:value="95652.4914858626" calcext:value-type="float">
            <text:p><text:s/>95,652 <text:s/></text:p>
          </table:table-cell>
          <table:table-cell table:style-name="ce27" office:value-type="float" office:value="636928.258930907" calcext:value-type="float">
            <text:p><text:s/>636,928 <text:s/></text:p>
          </table:table-cell>
          <table:table-cell table:style-name="ce27" office:value-type="float" office:value="67146.0525403056" calcext:value-type="float">
            <text:p><text:s/>67,146 <text:s/></text:p>
          </table:table-cell>
          <table:table-cell table:style-name="ce27" office:value-type="float" office:value="171512.438895556" calcext:value-type="float">
            <text:p><text:s/>171,512 <text:s/></text:p>
          </table:table-cell>
          <table:table-cell table:style-name="ce27" office:value-type="float" office:value="362017.193167863" calcext:value-type="float">
            <text:p><text:s/>362,017 <text:s/></text:p>
          </table:table-cell>
          <table:table-cell table:style-name="ce27" office:value-type="float" office:value="79394.9975897833" calcext:value-type="float">
            <text:p><text:s/>79,395 <text:s/></text:p>
          </table:table-cell>
          <table:table-cell table:style-name="ce27" office:value-type="float" office:value="464053.084054711" calcext:value-type="float">
            <text:p><text:s/>464,053 <text:s/></text:p>
          </table:table-cell>
          <table:table-cell table:style-name="ce31" office:value-type="float" office:value="262632.283779187" calcext:value-type="float">
            <text:p><text:s/>262,632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2157014.16466982" calcext:value-type="float">
            <text:p><text:s/>2,157,014 <text:s/></text:p>
          </table:table-cell>
          <table:table-cell table:style-name="ce27" office:value-type="float" office:value="72755.4495385644" calcext:value-type="float">
            <text:p><text:s/>72,755 <text:s/></text:p>
          </table:table-cell>
          <table:table-cell table:style-name="ce27" office:value-type="float" office:value="94285.2434529089" calcext:value-type="float">
            <text:p><text:s/>94,285 <text:s/></text:p>
          </table:table-cell>
          <table:table-cell table:style-name="ce27" office:value-type="float" office:value="614959.439671215" calcext:value-type="float">
            <text:p><text:s/>614,959 <text:s/></text:p>
          </table:table-cell>
          <table:table-cell table:style-name="ce27" office:value-type="float" office:value="65518.6226951889" calcext:value-type="float">
            <text:p><text:s/>65,519 <text:s/></text:p>
          </table:table-cell>
          <table:table-cell table:style-name="ce27" office:value-type="float" office:value="180824.209252833" calcext:value-type="float">
            <text:p><text:s/>180,824 <text:s/></text:p>
          </table:table-cell>
          <table:table-cell table:style-name="ce27" office:value-type="float" office:value="353846.395791616" calcext:value-type="float">
            <text:p><text:s/>353,846 <text:s/></text:p>
          </table:table-cell>
          <table:table-cell table:style-name="ce27" office:value-type="float" office:value="77357.9258736489" calcext:value-type="float">
            <text:p><text:s/>77,358 <text:s/></text:p>
          </table:table-cell>
          <table:table-cell table:style-name="ce27" office:value-type="float" office:value="450620.324472411" calcext:value-type="float">
            <text:p><text:s/>450,620 <text:s/></text:p>
          </table:table-cell>
          <table:table-cell table:style-name="ce31" office:value-type="float" office:value="246846.553921435" calcext:value-type="float">
            <text:p><text:s/>246,847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2190726.80842846" calcext:value-type="float">
            <text:p><text:s/>2,190,727 <text:s/></text:p>
          </table:table-cell>
          <table:table-cell table:style-name="ce27" office:value-type="float" office:value="67292.2300244678" calcext:value-type="float">
            <text:p><text:s/>67,292 <text:s/></text:p>
          </table:table-cell>
          <table:table-cell table:style-name="ce27" office:value-type="float" office:value="94753.9690223575" calcext:value-type="float">
            <text:p><text:s/>94,754 <text:s/></text:p>
          </table:table-cell>
          <table:table-cell table:style-name="ce27" office:value-type="float" office:value="626935.903676879" calcext:value-type="float">
            <text:p><text:s/>626,936 <text:s/></text:p>
          </table:table-cell>
          <table:table-cell table:style-name="ce27" office:value-type="float" office:value="64949.2721878356" calcext:value-type="float">
            <text:p><text:s/>64,949 <text:s/></text:p>
          </table:table-cell>
          <table:table-cell table:style-name="ce27" office:value-type="float" office:value="175739.985893084" calcext:value-type="float">
            <text:p><text:s/>175,740 <text:s/></text:p>
          </table:table-cell>
          <table:table-cell table:style-name="ce27" office:value-type="float" office:value="350824.297941747" calcext:value-type="float">
            <text:p><text:s/>350,824 <text:s/></text:p>
          </table:table-cell>
          <table:table-cell table:style-name="ce27" office:value-type="float" office:value="73642.8858536844" calcext:value-type="float">
            <text:p><text:s/>73,643 <text:s/></text:p>
          </table:table-cell>
          <table:table-cell table:style-name="ce27" office:value-type="float" office:value="489492.205990143" calcext:value-type="float">
            <text:p><text:s/>489,492 <text:s/></text:p>
          </table:table-cell>
          <table:table-cell table:style-name="ce31" office:value-type="float" office:value="247096.057838266" calcext:value-type="float">
            <text:p><text:s/>247,09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2211622.02274975" calcext:value-type="float">
            <text:p><text:s/>2,211,622 <text:s/></text:p>
          </table:table-cell>
          <table:table-cell table:style-name="ce27" office:value-type="float" office:value="67989.2219993933" calcext:value-type="float">
            <text:p><text:s/>67,989 <text:s/></text:p>
          </table:table-cell>
          <table:table-cell table:style-name="ce27" office:value-type="float" office:value="94702.27601316" calcext:value-type="float">
            <text:p><text:s/>94,702 <text:s/></text:p>
          </table:table-cell>
          <table:table-cell table:style-name="ce27" office:value-type="float" office:value="641015.747361996" calcext:value-type="float">
            <text:p><text:s/>641,016 <text:s/></text:p>
          </table:table-cell>
          <table:table-cell table:style-name="ce27" office:value-type="float" office:value="67554.2532845378" calcext:value-type="float">
            <text:p><text:s/>67,554 <text:s/></text:p>
          </table:table-cell>
          <table:table-cell table:style-name="ce27" office:value-type="float" office:value="191619.867842311" calcext:value-type="float">
            <text:p><text:s/>191,620 <text:s/></text:p>
          </table:table-cell>
          <table:table-cell table:style-name="ce27" office:value-type="float" office:value="338420.942788635" calcext:value-type="float">
            <text:p><text:s/>338,421 <text:s/></text:p>
          </table:table-cell>
          <table:table-cell table:style-name="ce27" office:value-type="float" office:value="68915.5507217311" calcext:value-type="float">
            <text:p><text:s/>68,916 <text:s/></text:p>
          </table:table-cell>
          <table:table-cell table:style-name="ce27" office:value-type="float" office:value="485317.759209669" calcext:value-type="float">
            <text:p><text:s/>485,318 <text:s/></text:p>
          </table:table-cell>
          <table:table-cell table:style-name="ce31" office:value-type="float" office:value="256086.403528314" calcext:value-type="float">
            <text:p><text:s/>256,08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2286585.18811087" calcext:value-type="float">
            <text:p><text:s/>2,286,585 <text:s/></text:p>
          </table:table-cell>
          <table:table-cell table:style-name="ce27" office:value-type="float" office:value="77236.7743945691" calcext:value-type="float">
            <text:p><text:s/>77,237 <text:s/></text:p>
          </table:table-cell>
          <table:table-cell table:style-name="ce27" office:value-type="float" office:value="98079.8682811157" calcext:value-type="float">
            <text:p><text:s/>98,080 <text:s/></text:p>
          </table:table-cell>
          <table:table-cell table:style-name="ce27" office:value-type="float" office:value="666877.078914235" calcext:value-type="float">
            <text:p><text:s/>666,877 <text:s/></text:p>
          </table:table-cell>
          <table:table-cell table:style-name="ce27" office:value-type="float" office:value="75058.7489763767" calcext:value-type="float">
            <text:p><text:s/>75,059 <text:s/></text:p>
          </table:table-cell>
          <table:table-cell table:style-name="ce27" office:value-type="float" office:value="168574.799514158" calcext:value-type="float">
            <text:p><text:s/>168,575 <text:s/></text:p>
          </table:table-cell>
          <table:table-cell table:style-name="ce27" office:value-type="float" office:value="329042.157074772" calcext:value-type="float">
            <text:p><text:s/>329,042 <text:s/></text:p>
          </table:table-cell>
          <table:table-cell table:style-name="ce27" office:value-type="float" office:value="75347.7644072422" calcext:value-type="float">
            <text:p><text:s/>75,348 <text:s/></text:p>
          </table:table-cell>
          <table:table-cell table:style-name="ce27" office:value-type="float" office:value="512348.493854039" calcext:value-type="float">
            <text:p><text:s/>512,348 <text:s/></text:p>
          </table:table-cell>
          <table:table-cell table:style-name="ce31" office:value-type="float" office:value="284019.50269436" calcext:value-type="float">
            <text:p><text:s/>284,02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2277624.82339032" calcext:value-type="float">
            <text:p><text:s/>2,277,625 <text:s/></text:p>
          </table:table-cell>
          <table:table-cell table:style-name="ce27" office:value-type="float" office:value="81530.5699030778" calcext:value-type="float">
            <text:p><text:s/>81,531 <text:s/></text:p>
          </table:table-cell>
          <table:table-cell table:style-name="ce27" office:value-type="float" office:value="89031.5842213795" calcext:value-type="float">
            <text:p><text:s/>89,032 <text:s/></text:p>
          </table:table-cell>
          <table:table-cell table:style-name="ce27" office:value-type="float" office:value="649154.425162502" calcext:value-type="float">
            <text:p><text:s/>649,154 <text:s/></text:p>
          </table:table-cell>
          <table:table-cell table:style-name="ce27" office:value-type="float" office:value="75191.5332590856" calcext:value-type="float">
            <text:p><text:s/>75,192 <text:s/></text:p>
          </table:table-cell>
          <table:table-cell table:style-name="ce27" office:value-type="float" office:value="181422.577644307" calcext:value-type="float">
            <text:p><text:s/>181,423 <text:s/></text:p>
          </table:table-cell>
          <table:table-cell table:style-name="ce27" office:value-type="float" office:value="339608.068998234" calcext:value-type="float">
            <text:p><text:s/>339,608 <text:s/></text:p>
          </table:table-cell>
          <table:table-cell table:style-name="ce27" office:value-type="float" office:value="76123.5762348556" calcext:value-type="float">
            <text:p><text:s/>76,124 <text:s/></text:p>
          </table:table-cell>
          <table:table-cell table:style-name="ce27" office:value-type="float" office:value="510592.913517748" calcext:value-type="float">
            <text:p><text:s/>510,593 <text:s/></text:p>
          </table:table-cell>
          <table:table-cell table:style-name="ce31" office:value-type="float" office:value="274969.574449135" calcext:value-type="float">
            <text:p><text:s/>274,97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2249446.86758121" calcext:value-type="float">
            <text:p><text:s/>2,249,447 <text:s/></text:p>
          </table:table-cell>
          <table:table-cell table:style-name="ce27" office:value-type="float" office:value="85903.5279539973" calcext:value-type="float">
            <text:p><text:s/>85,904 <text:s/></text:p>
          </table:table-cell>
          <table:table-cell table:style-name="ce27" office:value-type="float" office:value="89741.7769392203" calcext:value-type="float">
            <text:p><text:s/>89,742 <text:s/></text:p>
          </table:table-cell>
          <table:table-cell table:style-name="ce27" office:value-type="float" office:value="644059.554892847" calcext:value-type="float">
            <text:p><text:s/>644,060 <text:s/></text:p>
          </table:table-cell>
          <table:table-cell table:style-name="ce27" office:value-type="float" office:value="74525.2960096922" calcext:value-type="float">
            <text:p><text:s/>74,525 <text:s/></text:p>
          </table:table-cell>
          <table:table-cell table:style-name="ce27" office:value-type="float" office:value="167247.687712638" calcext:value-type="float">
            <text:p><text:s/>167,248 <text:s/></text:p>
          </table:table-cell>
          <table:table-cell table:style-name="ce27" office:value-type="float" office:value="336578.701747331" calcext:value-type="float">
            <text:p><text:s/>336,579 <text:s/></text:p>
          </table:table-cell>
          <table:table-cell table:style-name="ce27" office:value-type="float" office:value="77933.9655763433" calcext:value-type="float">
            <text:p><text:s/>77,934 <text:s/></text:p>
          </table:table-cell>
          <table:table-cell table:style-name="ce27" office:value-type="float" office:value="495883.300571081" calcext:value-type="float">
            <text:p><text:s/>495,883 <text:s/></text:p>
          </table:table-cell>
          <table:table-cell table:style-name="ce31" office:value-type="float" office:value="277573.056178056" calcext:value-type="float">
            <text:p><text:s/>277,573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2310578.22388353" calcext:value-type="float">
            <text:p><text:s/>2,310,578 <text:s/></text:p>
          </table:table-cell>
          <table:table-cell table:style-name="ce27" office:value-type="float" office:value="84898.461693888" calcext:value-type="float">
            <text:p><text:s/>84,898 <text:s/></text:p>
          </table:table-cell>
          <table:table-cell table:style-name="ce27" office:value-type="float" office:value="97048.6293039937" calcext:value-type="float">
            <text:p><text:s/>97,049 <text:s/></text:p>
          </table:table-cell>
          <table:table-cell table:style-name="ce27" office:value-type="float" office:value="695440.341671149" calcext:value-type="float">
            <text:p><text:s/>695,440 <text:s/></text:p>
          </table:table-cell>
          <table:table-cell table:style-name="ce27" office:value-type="float" office:value="71436.2076645933" calcext:value-type="float">
            <text:p><text:s/>71,436 <text:s/></text:p>
          </table:table-cell>
          <table:table-cell table:style-name="ce27" office:value-type="float" office:value="177806.168268981" calcext:value-type="float">
            <text:p><text:s/>177,806 <text:s/></text:p>
          </table:table-cell>
          <table:table-cell table:style-name="ce27" office:value-type="float" office:value="353804.629195727" calcext:value-type="float">
            <text:p><text:s/>353,805 <text:s/></text:p>
          </table:table-cell>
          <table:table-cell table:style-name="ce27" office:value-type="float" office:value="73755.3541984178" calcext:value-type="float">
            <text:p><text:s/>73,755 <text:s/></text:p>
          </table:table-cell>
          <table:table-cell table:style-name="ce27" office:value-type="float" office:value="495137.028217913" calcext:value-type="float">
            <text:p><text:s/>495,137 <text:s/></text:p>
          </table:table-cell>
          <table:table-cell table:style-name="ce31" office:value-type="float" office:value="261251.403668871" calcext:value-type="float">
            <text:p><text:s/>261,251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2245888.34433141" calcext:value-type="float">
            <text:p><text:s/>2,245,888 <text:s/></text:p>
          </table:table-cell>
          <table:table-cell table:style-name="ce27" office:value-type="float" office:value="85346.1936366369" calcext:value-type="float">
            <text:p><text:s/>85,346 <text:s/></text:p>
          </table:table-cell>
          <table:table-cell table:style-name="ce27" office:value-type="float" office:value="97320.0156235944" calcext:value-type="float">
            <text:p><text:s/>97,320 <text:s/></text:p>
          </table:table-cell>
          <table:table-cell table:style-name="ce27" office:value-type="float" office:value="669646.985275659" calcext:value-type="float">
            <text:p><text:s/>669,647 <text:s/></text:p>
          </table:table-cell>
          <table:table-cell table:style-name="ce27" office:value-type="float" office:value="70797.1561524189" calcext:value-type="float">
            <text:p><text:s/>70,797 <text:s/></text:p>
          </table:table-cell>
          <table:table-cell table:style-name="ce27" office:value-type="float" office:value="150693.543337649" calcext:value-type="float">
            <text:p><text:s/>150,694 <text:s/></text:p>
          </table:table-cell>
          <table:table-cell table:style-name="ce27" office:value-type="float" office:value="350019.838449249" calcext:value-type="float">
            <text:p><text:s/>350,020 <text:s/></text:p>
          </table:table-cell>
          <table:table-cell table:style-name="ce27" office:value-type="float" office:value="75405.82880334" calcext:value-type="float">
            <text:p><text:s/>75,406 <text:s/></text:p>
          </table:table-cell>
          <table:table-cell table:style-name="ce27" office:value-type="float" office:value="482758.302988177" calcext:value-type="float">
            <text:p><text:s/>482,758 <text:s/></text:p>
          </table:table-cell>
          <table:table-cell table:style-name="ce31" office:value-type="float" office:value="263900.480064684" calcext:value-type="float">
            <text:p><text:s/>263,90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6"/>
          <table:table-cell table:style-name="ce21" office:value-type="float" office:value="24481636.2551188" calcext:value-type="float">
            <text:p><text:s/>24,481,636 <text:s/></text:p>
          </table:table-cell>
          <table:table-cell table:style-name="ce27" office:value-type="float" office:value="897216.798012511" calcext:value-type="float">
            <text:p><text:s/>897,217 <text:s/></text:p>
          </table:table-cell>
          <table:table-cell table:style-name="ce27" office:value-type="float" office:value="1032295.37067662" calcext:value-type="float">
            <text:p><text:s/>1,032,295 <text:s/></text:p>
          </table:table-cell>
          <table:table-cell table:style-name="ce27" office:value-type="float" office:value="7159596.53855046" calcext:value-type="float">
            <text:p><text:s/>7,159,597 <text:s/></text:p>
          </table:table-cell>
          <table:table-cell table:style-name="ce27" office:value-type="float" office:value="759667.938649488" calcext:value-type="float">
            <text:p><text:s/>759,668 <text:s/></text:p>
          </table:table-cell>
          <table:table-cell table:style-name="ce27" office:value-type="float" office:value="1889310.7509055" calcext:value-type="float">
            <text:p><text:s/>1,889,311 <text:s/></text:p>
          </table:table-cell>
          <table:table-cell table:style-name="ce27" office:value-type="float" office:value="3820500.5145637" calcext:value-type="float">
            <text:p><text:s/>3,820,501 <text:s/></text:p>
          </table:table-cell>
          <table:table-cell table:style-name="ce27" office:value-type="float" office:value="815234.729154803" calcext:value-type="float">
            <text:p><text:s/>815,235 <text:s/></text:p>
          </table:table-cell>
          <table:table-cell table:style-name="ce27" office:value-type="float" office:value="5251150.63448474" calcext:value-type="float">
            <text:p><text:s/>5,251,151 <text:s/></text:p>
          </table:table-cell>
          <table:table-cell table:style-name="ce31" office:value-type="float" office:value="2856662.98012103" calcext:value-type="float">
            <text:p><text:s/>2,856,663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6"/>
          <table:table-cell table:style-name="ce21" office:value-type="float" office:value="2395788.50989987" calcext:value-type="float">
            <text:p><text:s/>2,395,789 <text:s/></text:p>
          </table:table-cell>
          <table:table-cell table:style-name="ce27" office:value-type="float" office:value="90986.7316413778" calcext:value-type="float">
            <text:p><text:s/>90,987 <text:s/></text:p>
          </table:table-cell>
          <table:table-cell table:style-name="ce27" office:value-type="float" office:value="97867.7587696747" calcext:value-type="float">
            <text:p><text:s/>97,868 <text:s/></text:p>
          </table:table-cell>
          <table:table-cell table:style-name="ce27" office:value-type="float" office:value="703493.020105711" calcext:value-type="float">
            <text:p><text:s/>703,493 <text:s/></text:p>
          </table:table-cell>
          <table:table-cell table:style-name="ce27" office:value-type="float" office:value="74103.3099285678" calcext:value-type="float">
            <text:p><text:s/>74,103 <text:s/></text:p>
          </table:table-cell>
          <table:table-cell table:style-name="ce27" office:value-type="float" office:value="203489.624493016" calcext:value-type="float">
            <text:p><text:s/>203,490 <text:s/></text:p>
          </table:table-cell>
          <table:table-cell table:style-name="ce27" office:value-type="float" office:value="377759.501602342" calcext:value-type="float">
            <text:p><text:s/>377,760 <text:s/></text:p>
          </table:table-cell>
          <table:table-cell table:style-name="ce27" office:value-type="float" office:value="80154.0700814478" calcext:value-type="float">
            <text:p><text:s/>80,154 <text:s/></text:p>
          </table:table-cell>
          <table:table-cell table:style-name="ce27" office:value-type="float" office:value="490162.463964096" calcext:value-type="float">
            <text:p><text:s/>490,162 <text:s/></text:p>
          </table:table-cell>
          <table:table-cell table:style-name="ce31" office:value-type="float" office:value="277772.029313634" calcext:value-type="float">
            <text:p><text:s/>277,772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6"/>
          <table:table-cell table:style-name="ce21" office:value-type="float" office:value="26877424.7650187" calcext:value-type="float">
            <text:p><text:s/>26,877,425 <text:s/></text:p>
          </table:table-cell>
          <table:table-cell table:style-name="ce27" office:value-type="float" office:value="988203.529653888" calcext:value-type="float">
            <text:p><text:s/>988,204 <text:s/></text:p>
          </table:table-cell>
          <table:table-cell table:style-name="ce27" office:value-type="float" office:value="1130163.12944629" calcext:value-type="float">
            <text:p><text:s/>1,130,163 <text:s/></text:p>
          </table:table-cell>
          <table:table-cell table:style-name="ce27" office:value-type="float" office:value="7863089.55865618" calcext:value-type="float">
            <text:p><text:s/>7,863,090 <text:s/></text:p>
          </table:table-cell>
          <table:table-cell table:style-name="ce27" office:value-type="float" office:value="833771.248578056" calcext:value-type="float">
            <text:p><text:s/>833,771 <text:s/></text:p>
          </table:table-cell>
          <table:table-cell table:style-name="ce27" office:value-type="float" office:value="2092800.37539851" calcext:value-type="float">
            <text:p><text:s/>2,092,800 <text:s/></text:p>
          </table:table-cell>
          <table:table-cell table:style-name="ce27" office:value-type="float" office:value="4198260.01616604" calcext:value-type="float">
            <text:p><text:s/>4,198,260 <text:s/></text:p>
          </table:table-cell>
          <table:table-cell table:style-name="ce27" office:value-type="float" office:value="895388.799236251" calcext:value-type="float">
            <text:p><text:s/>895,389 <text:s/></text:p>
          </table:table-cell>
          <table:table-cell table:style-name="ce27" office:value-type="float" office:value="5741313.09844883" calcext:value-type="float">
            <text:p><text:s/>5,741,313 <text:s/></text:p>
          </table:table-cell>
          <table:table-cell table:style-name="ce31" office:value-type="float" office:value="3134435.00943466" calcext:value-type="float">
            <text:p><text:s/>3,134,435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/>
          <table:table-cell table:style-name="ce16"/>
          <table:table-cell table:style-name="ce21"/>
          <table:table-cell table:style-name="ce27" table:number-columns-repeated="8"/>
          <table:table-cell table:style-name="ce31"/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6"/>
          <table:table-cell table:style-name="ce21" office:value-type="float" office:value="2389217.58377646" calcext:value-type="float">
            <text:p><text:s/>2,389,218 <text:s/></text:p>
          </table:table-cell>
          <table:table-cell table:style-name="ce27" office:value-type="float" office:value="90400.727905648" calcext:value-type="float">
            <text:p><text:s/>90,401 <text:s/></text:p>
          </table:table-cell>
          <table:table-cell table:style-name="ce27" office:value-type="float" office:value="98914.3498858231" calcext:value-type="float">
            <text:p><text:s/>98,914 <text:s/></text:p>
          </table:table-cell>
          <table:table-cell table:style-name="ce27" office:value-type="float" office:value="719177.902859542" calcext:value-type="float">
            <text:p><text:s/>719,178 <text:s/></text:p>
          </table:table-cell>
          <table:table-cell table:style-name="ce27" office:value-type="float" office:value="72869.1255513122" calcext:value-type="float">
            <text:p><text:s/>72,869 <text:s/></text:p>
          </table:table-cell>
          <table:table-cell table:style-name="ce27" office:value-type="float" office:value="196219.515116826" calcext:value-type="float">
            <text:p><text:s/>196,220 <text:s/></text:p>
          </table:table-cell>
          <table:table-cell table:style-name="ce27" office:value-type="float" office:value="395046.996078801" calcext:value-type="float">
            <text:p><text:s/>395,047 <text:s/></text:p>
          </table:table-cell>
          <table:table-cell table:style-name="ce27" office:value-type="float" office:value="81486.88404946" calcext:value-type="float">
            <text:p><text:s/>81,487 <text:s/></text:p>
          </table:table-cell>
          <table:table-cell table:style-name="ce27" office:value-type="float" office:value="466376.826557512" calcext:value-type="float">
            <text:p><text:s/>466,377 <text:s/></text:p>
          </table:table-cell>
          <table:table-cell table:style-name="ce31" office:value-type="float" office:value="268725.255771534" calcext:value-type="float">
            <text:p><text:s/>268,725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6"/>
          <table:table-cell table:style-name="ce21" office:value-type="float" office:value="2109304.77464533" calcext:value-type="float">
            <text:p><text:s/>2,109,305 <text:s/></text:p>
          </table:table-cell>
          <table:table-cell table:style-name="ce27" office:value-type="float" office:value="73491.2924706847" calcext:value-type="float">
            <text:p><text:s/>73,491 <text:s/></text:p>
          </table:table-cell>
          <table:table-cell table:style-name="ce27" office:value-type="float" office:value="88665.314700572" calcext:value-type="float">
            <text:p><text:s/>88,665 <text:s/></text:p>
          </table:table-cell>
          <table:table-cell table:style-name="ce27" office:value-type="float" office:value="650069.765252211" calcext:value-type="float">
            <text:p><text:s/>650,070 <text:s/></text:p>
          </table:table-cell>
          <table:table-cell table:style-name="ce27" office:value-type="float" office:value="63235.3188755078" calcext:value-type="float">
            <text:p><text:s/>63,235 <text:s/></text:p>
          </table:table-cell>
          <table:table-cell table:style-name="ce27" office:value-type="float" office:value="173242.894977708" calcext:value-type="float">
            <text:p><text:s/>173,243 <text:s/></text:p>
          </table:table-cell>
          <table:table-cell table:style-name="ce27" office:value-type="float" office:value="340054.824728101" calcext:value-type="float">
            <text:p><text:s/>340,055 <text:s/></text:p>
          </table:table-cell>
          <table:table-cell table:style-name="ce27" office:value-type="float" office:value="64023.3317013656" calcext:value-type="float">
            <text:p><text:s/>64,023 <text:s/></text:p>
          </table:table-cell>
          <table:table-cell table:style-name="ce27" office:value-type="float" office:value="433064.023090879" calcext:value-type="float">
            <text:p><text:s/>433,064 <text:s/></text:p>
          </table:table-cell>
          <table:table-cell table:style-name="ce31" office:value-type="float" office:value="223458.008848307" calcext:value-type="float">
            <text:p><text:s/>223,458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6"/>
          <table:table-cell table:style-name="ce21" office:value-type="float" office:value="2399966.20285071" calcext:value-type="float">
            <text:p><text:s/>2,399,966 <text:s/></text:p>
          </table:table-cell>
          <table:table-cell table:style-name="ce27" office:value-type="float" office:value="96781.8838914044" calcext:value-type="float">
            <text:p><text:s/>96,782 <text:s/></text:p>
          </table:table-cell>
          <table:table-cell table:style-name="ce27" office:value-type="float" office:value="102757.01385537" calcext:value-type="float">
            <text:p><text:s/>102,757 <text:s/></text:p>
          </table:table-cell>
          <table:table-cell table:style-name="ce27" office:value-type="float" office:value="709699.604710528" calcext:value-type="float">
            <text:p><text:s/>709,700 <text:s/></text:p>
          </table:table-cell>
          <table:table-cell table:style-name="ce27" office:value-type="float" office:value="79307.16754428" calcext:value-type="float">
            <text:p><text:s/>79,307 <text:s/></text:p>
          </table:table-cell>
          <table:table-cell table:style-name="ce27" office:value-type="float" office:value="157276.367628668" calcext:value-type="float">
            <text:p><text:s/>157,276 <text:s/></text:p>
          </table:table-cell>
          <table:table-cell table:style-name="ce27" office:value-type="float" office:value="395045.598135623" calcext:value-type="float">
            <text:p><text:s/>395,046 <text:s/></text:p>
          </table:table-cell>
          <table:table-cell table:style-name="ce27" office:value-type="float" office:value="83366.4608913589" calcext:value-type="float">
            <text:p><text:s/>83,366 <text:s/></text:p>
          </table:table-cell>
          <table:table-cell table:style-name="ce27" office:value-type="float" office:value="493978.423857632" calcext:value-type="float">
            <text:p><text:s/>493,978 <text:s/></text:p>
          </table:table-cell>
          <table:table-cell table:style-name="ce31" office:value-type="float" office:value="281753.682335843" calcext:value-type="float">
            <text:p><text:s/>281,754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6"/>
          <table:table-cell table:style-name="ce21" office:value-type="float" office:value="2331553.89680402" calcext:value-type="float">
            <text:p><text:s/>2,331,554 <text:s/></text:p>
          </table:table-cell>
          <table:table-cell table:style-name="ce27" office:value-type="float" office:value="93460.9377295256" calcext:value-type="float">
            <text:p><text:s/>93,461 <text:s/></text:p>
          </table:table-cell>
          <table:table-cell table:style-name="ce27" office:value-type="float" office:value="91071.1665392863" calcext:value-type="float">
            <text:p><text:s/>91,071 <text:s/></text:p>
          </table:table-cell>
          <table:table-cell table:style-name="ce27" office:value-type="float" office:value="692643.380671702" calcext:value-type="float">
            <text:p><text:s/>692,643 <text:s/></text:p>
          </table:table-cell>
          <table:table-cell table:style-name="ce27" office:value-type="float" office:value="74302.6211490078" calcext:value-type="float">
            <text:p><text:s/>74,303 <text:s/></text:p>
          </table:table-cell>
          <table:table-cell table:style-name="ce27" office:value-type="float" office:value="169341.954107064" calcext:value-type="float">
            <text:p><text:s/>169,342 <text:s/></text:p>
          </table:table-cell>
          <table:table-cell table:style-name="ce27" office:value-type="float" office:value="386711.691235721" calcext:value-type="float">
            <text:p><text:s/>386,712 <text:s/></text:p>
          </table:table-cell>
          <table:table-cell table:style-name="ce27" office:value-type="float" office:value="80028.8767339922" calcext:value-type="float">
            <text:p><text:s/>80,029 <text:s/></text:p>
          </table:table-cell>
          <table:table-cell table:style-name="ce27" office:value-type="float" office:value="482986.862516822" calcext:value-type="float">
            <text:p><text:s/>482,987 <text:s/></text:p>
          </table:table-cell>
          <table:table-cell table:style-name="ce31" office:value-type="float" office:value="261006.406120897" calcext:value-type="float">
            <text:p><text:s/>261,00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6"/>
          <table:table-cell table:style-name="ce21" office:value-type="float" office:value="2440482.68830118" calcext:value-type="float">
            <text:p><text:s/>2,440,483 <text:s/></text:p>
          </table:table-cell>
          <table:table-cell table:style-name="ce27" office:value-type="float" office:value="94499.9839204191" calcext:value-type="float">
            <text:p><text:s/>94,500 <text:s/></text:p>
          </table:table-cell>
          <table:table-cell table:style-name="ce27" office:value-type="float" office:value="97896.0319951416" calcext:value-type="float">
            <text:p><text:s/>97,896 <text:s/></text:p>
          </table:table-cell>
          <table:table-cell table:style-name="ce27" office:value-type="float" office:value="711198.76332778" calcext:value-type="float">
            <text:p><text:s/>711,199 <text:s/></text:p>
          </table:table-cell>
          <table:table-cell table:style-name="ce27" office:value-type="float" office:value="76312.4013346578" calcext:value-type="float">
            <text:p><text:s/>76,312 <text:s/></text:p>
          </table:table-cell>
          <table:table-cell table:style-name="ce27" office:value-type="float" office:value="170269.212229183" calcext:value-type="float">
            <text:p><text:s/>170,269 <text:s/></text:p>
          </table:table-cell>
          <table:table-cell table:style-name="ce27" office:value-type="float" office:value="400615.203763764" calcext:value-type="float">
            <text:p><text:s/>400,615 <text:s/></text:p>
          </table:table-cell>
          <table:table-cell table:style-name="ce27" office:value-type="float" office:value="85263.0282016789" calcext:value-type="float">
            <text:p><text:s/>85,263 <text:s/></text:p>
          </table:table-cell>
          <table:table-cell table:style-name="ce27" office:value-type="float" office:value="533022.432375356" calcext:value-type="float">
            <text:p><text:s/>533,022 <text:s/></text:p>
          </table:table-cell>
          <table:table-cell table:style-name="ce31" office:value-type="float" office:value="271405.6311532" calcext:value-type="float">
            <text:p><text:s/>271,406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6"/>
          <table:table-cell table:style-name="ce21" office:value-type="float" office:value="2442035.83276594" calcext:value-type="float">
            <text:p><text:s/>2,442,036 <text:s/></text:p>
          </table:table-cell>
          <table:table-cell table:style-name="ce27" office:value-type="float" office:value="94160.1893508891" calcext:value-type="float">
            <text:p><text:s/>94,160 <text:s/></text:p>
          </table:table-cell>
          <table:table-cell table:style-name="ce27" office:value-type="float" office:value="96729.8783141837" calcext:value-type="float">
            <text:p><text:s/>96,730 <text:s/></text:p>
          </table:table-cell>
          <table:table-cell table:style-name="ce27" office:value-type="float" office:value="679836.809213686" calcext:value-type="float">
            <text:p><text:s/>679,837 <text:s/></text:p>
          </table:table-cell>
          <table:table-cell table:style-name="ce27" office:value-type="float" office:value="75274.7808796789" calcext:value-type="float">
            <text:p><text:s/>75,275 <text:s/></text:p>
          </table:table-cell>
          <table:table-cell table:style-name="ce27" office:value-type="float" office:value="213102.636739298" calcext:value-type="float">
            <text:p><text:s/>213,103 <text:s/></text:p>
          </table:table-cell>
          <table:table-cell table:style-name="ce27" office:value-type="float" office:value="396320.115249818" calcext:value-type="float">
            <text:p><text:s/>396,320 <text:s/></text:p>
          </table:table-cell>
          <table:table-cell table:style-name="ce27" office:value-type="float" office:value="86807.20349168" calcext:value-type="float">
            <text:p><text:s/>86,807 <text:s/></text:p>
          </table:table-cell>
          <table:table-cell table:style-name="ce27" office:value-type="float" office:value="526495.605353465" calcext:value-type="float">
            <text:p><text:s/>526,496 <text:s/></text:p>
          </table:table-cell>
          <table:table-cell table:style-name="ce31" office:value-type="float" office:value="273308.614173247" calcext:value-type="float">
            <text:p><text:s/>273,309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6"/>
          <table:table-cell table:style-name="ce21" office:value-type="float" office:value="2522997.08392302" calcext:value-type="float">
            <text:p><text:s/>2,522,997 <text:s/></text:p>
          </table:table-cell>
          <table:table-cell table:style-name="ce27" office:value-type="float" office:value="92652.5591527022" calcext:value-type="float">
            <text:p><text:s/>92,653 <text:s/></text:p>
          </table:table-cell>
          <table:table-cell table:style-name="ce27" office:value-type="float" office:value="98711.8764901226" calcext:value-type="float">
            <text:p><text:s/>98,712 <text:s/></text:p>
          </table:table-cell>
          <table:table-cell table:style-name="ce27" office:value-type="float" office:value="741285.71952748" calcext:value-type="float">
            <text:p><text:s/>741,286 <text:s/></text:p>
          </table:table-cell>
          <table:table-cell table:style-name="ce27" office:value-type="float" office:value="76905.5295112733" calcext:value-type="float">
            <text:p><text:s/>76,906 <text:s/></text:p>
          </table:table-cell>
          <table:table-cell table:style-name="ce27" office:value-type="float" office:value="187268.894033637" calcext:value-type="float">
            <text:p><text:s/>187,269 <text:s/></text:p>
          </table:table-cell>
          <table:table-cell table:style-name="ce27" office:value-type="float" office:value="396450.392274407" calcext:value-type="float">
            <text:p><text:s/>396,450 <text:s/></text:p>
          </table:table-cell>
          <table:table-cell table:style-name="ce27" office:value-type="float" office:value="89180.9751476111" calcext:value-type="float">
            <text:p><text:s/>89,181 <text:s/></text:p>
          </table:table-cell>
          <table:table-cell table:style-name="ce27" office:value-type="float" office:value="554513.782324852" calcext:value-type="float">
            <text:p><text:s/>554,514 <text:s/></text:p>
          </table:table-cell>
          <table:table-cell table:style-name="ce31" office:value-type="float" office:value="286027.355460936" calcext:value-type="float">
            <text:p><text:s/>286,027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6"/>
          <table:table-cell table:style-name="ce21" office:value-type="float" office:value="2494010.74968163" calcext:value-type="float">
            <text:p><text:s/>2,494,011 <text:s/></text:p>
          </table:table-cell>
          <table:table-cell table:style-name="ce27" office:value-type="float" office:value="93339.069787512" calcext:value-type="float">
            <text:p><text:s/>93,339 <text:s/></text:p>
          </table:table-cell>
          <table:table-cell table:style-name="ce27" office:value-type="float" office:value="98246.340998035" calcext:value-type="float">
            <text:p><text:s/>98,246 <text:s/></text:p>
          </table:table-cell>
          <table:table-cell table:style-name="ce27" office:value-type="float" office:value="726135.75348572" calcext:value-type="float">
            <text:p><text:s/>726,136 <text:s/></text:p>
          </table:table-cell>
          <table:table-cell table:style-name="ce27" office:value-type="float" office:value="76748.2116825389" calcext:value-type="float">
            <text:p><text:s/>76,748 <text:s/></text:p>
          </table:table-cell>
          <table:table-cell table:style-name="ce27" office:value-type="float" office:value="171424.116851012" calcext:value-type="float">
            <text:p><text:s/>171,424 <text:s/></text:p>
          </table:table-cell>
          <table:table-cell table:style-name="ce27" office:value-type="float" office:value="404884.607880255" calcext:value-type="float">
            <text:p><text:s/>404,885 <text:s/></text:p>
          </table:table-cell>
          <table:table-cell table:style-name="ce27" office:value-type="float" office:value="90600.5877691889" calcext:value-type="float">
            <text:p><text:s/>90,601 <text:s/></text:p>
          </table:table-cell>
          <table:table-cell table:style-name="ce27" office:value-type="float" office:value="552290.246924792" calcext:value-type="float">
            <text:p><text:s/>552,290 <text:s/></text:p>
          </table:table-cell>
          <table:table-cell table:style-name="ce31" office:value-type="float" office:value="280341.814302575" calcext:value-type="float">
            <text:p><text:s/>280,342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6"/>
          <table:table-cell table:style-name="ce21" office:value-type="float" office:value="2420456.33105505" calcext:value-type="float">
            <text:p><text:s/>2,420,456 <text:s/></text:p>
          </table:table-cell>
          <table:table-cell table:style-name="ce27" office:value-type="float" office:value="90114.5267026944" calcext:value-type="float">
            <text:p><text:s/>90,115 <text:s/></text:p>
          </table:table-cell>
          <table:table-cell table:style-name="ce27" office:value-type="float" office:value="93596.7900242509" calcext:value-type="float">
            <text:p><text:s/>93,597 <text:s/></text:p>
          </table:table-cell>
          <table:table-cell table:style-name="ce27" office:value-type="float" office:value="702681.059673128" calcext:value-type="float">
            <text:p><text:s/>702,681 <text:s/></text:p>
          </table:table-cell>
          <table:table-cell table:style-name="ce27" office:value-type="float" office:value="72546.0958102667" calcext:value-type="float">
            <text:p><text:s/>72,546 <text:s/></text:p>
          </table:table-cell>
          <table:table-cell table:style-name="ce27" office:value-type="float" office:value="167474.630139787" calcext:value-type="float">
            <text:p><text:s/>167,475 <text:s/></text:p>
          </table:table-cell>
          <table:table-cell table:style-name="ce27" office:value-type="float" office:value="391276.791675897" calcext:value-type="float">
            <text:p><text:s/>391,277 <text:s/></text:p>
          </table:table-cell>
          <table:table-cell table:style-name="ce27" office:value-type="float" office:value="87053.6727759678" calcext:value-type="float">
            <text:p><text:s/>87,054 <text:s/></text:p>
          </table:table-cell>
          <table:table-cell table:style-name="ce27" office:value-type="float" office:value="540173.151883368" calcext:value-type="float">
            <text:p><text:s/>540,173 <text:s/></text:p>
          </table:table-cell>
          <table:table-cell table:style-name="ce31" office:value-type="float" office:value="275539.612369689" calcext:value-type="float">
            <text:p><text:s/>275,540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6"/>
          <table:table-cell table:style-name="ce21" office:value-type="float" office:value="2460966.36045377" calcext:value-type="float">
            <text:p><text:s/>2,460,966 <text:s/></text:p>
          </table:table-cell>
          <table:table-cell table:style-name="ce27" office:value-type="float" office:value="90819.2200739004" calcext:value-type="float">
            <text:p><text:s/>90,819 <text:s/></text:p>
          </table:table-cell>
          <table:table-cell table:style-name="ce27" office:value-type="float" office:value="97847.9753176552" calcext:value-type="float">
            <text:p><text:s/>97,848 <text:s/></text:p>
          </table:table-cell>
          <table:table-cell table:style-name="ce27" office:value-type="float" office:value="717824.165621692" calcext:value-type="float">
            <text:p><text:s/>717,824 <text:s/></text:p>
          </table:table-cell>
          <table:table-cell table:style-name="ce27" office:value-type="float" office:value="74774.2380713467" calcext:value-type="float">
            <text:p><text:s/>74,774 <text:s/></text:p>
          </table:table-cell>
          <table:table-cell table:style-name="ce27" office:value-type="float" office:value="171966.4818368" calcext:value-type="float">
            <text:p><text:s/>171,966 <text:s/></text:p>
          </table:table-cell>
          <table:table-cell table:style-name="ce27" office:value-type="float" office:value="406628.000789331" calcext:value-type="float">
            <text:p><text:s/>406,628 <text:s/></text:p>
          </table:table-cell>
          <table:table-cell table:style-name="ce27" office:value-type="float" office:value="86793.5592561578" calcext:value-type="float">
            <text:p><text:s/>86,794 <text:s/></text:p>
          </table:table-cell>
          <table:table-cell table:style-name="ce27" office:value-type="float" office:value="546150.168844166" calcext:value-type="float">
            <text:p><text:s/>546,150 <text:s/></text:p>
          </table:table-cell>
          <table:table-cell table:style-name="ce31" office:value-type="float" office:value="268162.550642723" calcext:value-type="float">
            <text:p><text:s/>268,163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6"/>
          <table:table-cell table:style-name="ce21" office:value-type="float" office:value="2369733.86185236" calcext:value-type="float">
            <text:p><text:s/>2,369,734 <text:s/></text:p>
          </table:table-cell>
          <table:table-cell table:style-name="ce27" office:value-type="float" office:value="90543.4701623289" calcext:value-type="float">
            <text:p><text:s/>90,543 <text:s/></text:p>
          </table:table-cell>
          <table:table-cell table:style-name="ce27" office:value-type="float" office:value="95997.5953742605" calcext:value-type="float">
            <text:p><text:s/>95,998 <text:s/></text:p>
          </table:table-cell>
          <table:table-cell table:style-name="ce27" office:value-type="float" office:value="680832.591382392" calcext:value-type="float">
            <text:p><text:s/>680,833 <text:s/></text:p>
          </table:table-cell>
          <table:table-cell table:style-name="ce27" office:value-type="float" office:value="71088.1458354111" calcext:value-type="float">
            <text:p><text:s/>71,088 <text:s/></text:p>
          </table:table-cell>
          <table:table-cell table:style-name="ce27" office:value-type="float" office:value="181793.074362286" calcext:value-type="float">
            <text:p><text:s/>181,793 <text:s/></text:p>
          </table:table-cell>
          <table:table-cell table:style-name="ce27" office:value-type="float" office:value="386676.76458859" calcext:value-type="float">
            <text:p><text:s/>386,677 <text:s/></text:p>
          </table:table-cell>
          <table:table-cell table:style-name="ce27" office:value-type="float" office:value="85391.7514721833" calcext:value-type="float">
            <text:p><text:s/>85,392 <text:s/></text:p>
          </table:table-cell>
          <table:table-cell table:style-name="ce27" office:value-type="float" office:value="515139.595117128" calcext:value-type="float">
            <text:p><text:s/>515,140 <text:s/></text:p>
          </table:table-cell>
          <table:table-cell table:style-name="ce31" office:value-type="float" office:value="262270.87355778" calcext:value-type="float">
            <text:p><text:s/>262,271 <text:s/></text:p>
          </table:table-cell>
          <table:table-cell table:style-name="ce35" table:number-columns-repeated="3"/>
          <table:table-cell table:number-columns-repeated="1008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2" office:value-type="float" office:value="26380725.3661095" calcext:value-type="float">
            <text:p><text:s/>26,380,725 <text:s/></text:p>
          </table:table-cell>
          <table:table-cell table:style-name="ce28" office:value-type="float" office:value="1000263.86114771" calcext:value-type="float">
            <text:p><text:s/>1,000,264 <text:s/></text:p>
          </table:table-cell>
          <table:table-cell table:style-name="ce28" office:value-type="float" office:value="1060434.3334947" calcext:value-type="float">
            <text:p><text:s/>1,060,434 <text:s/></text:p>
          </table:table-cell>
          <table:table-cell table:style-name="ce28" office:value-type="float" office:value="7731385.51572586" calcext:value-type="float">
            <text:p><text:s/>7,731,386 <text:s/></text:p>
          </table:table-cell>
          <table:table-cell table:style-name="ce28" office:value-type="float" office:value="813363.636245281" calcext:value-type="float">
            <text:p><text:s/>813,364 <text:s/></text:p>
          </table:table-cell>
          <table:table-cell table:style-name="ce28" office:value-type="float" office:value="1959379.77802227" calcext:value-type="float">
            <text:p><text:s/>1,959,380 <text:s/></text:p>
          </table:table-cell>
          <table:table-cell table:style-name="ce28" office:value-type="float" office:value="4299710.98640031" calcext:value-type="float">
            <text:p><text:s/>4,299,711 <text:s/></text:p>
          </table:table-cell>
          <table:table-cell table:style-name="ce28" office:value-type="float" office:value="919996.331490644" calcext:value-type="float">
            <text:p><text:s/>919,996 <text:s/></text:p>
          </table:table-cell>
          <table:table-cell table:style-name="ce28" office:value-type="float" office:value="5644191.11884597" calcext:value-type="float">
            <text:p><text:s/>5,644,191 <text:s/></text:p>
          </table:table-cell>
          <table:table-cell table:style-name="ce32" office:value-type="float" office:value="2951999.80473673" calcext:value-type="float">
            <text:p><text:s/>2,952,000 <text:s/></text:p>
          </table:table-cell>
          <table:table-cell table:number-columns-repeated="1011"/>
        </table:table-row>
        <table:table-row table:style-name="ro5" table:number-rows-repeated="20">
          <table:table-cell table:number-columns-repeated="3"/>
          <table:table-cell table:style-name="ce23" table:number-columns-repeated="10"/>
          <table:table-cell table:number-columns-repeated="1011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業部門能源消費(按產業別)</dc:title>
    <dc:subject>工業部門能源消費(按產業別)</dc:subject>
    <meta:keyword>能源統計月報</meta:keyword>
    <dc:description>工業部門能源消費(按產業別)</dc:description>
    <meta:initial-creator>國際合作與能源統計科</meta:initial-creator>
    <meta:creation-date>2012-04-18T16:48:42</meta:creation-date>
    <dc:creator>方文秀</dc:creator>
    <dc:date>2021-12-29T20:19:08</dc:date>
    <meta:print-date>2021-12-29T20:19:04</meta:print-date>
    <meta:document-statistic meta:table-count="1" meta:cell-count="499" meta:object-count="0"/>
    <meta:generator>LibreOffice/5.4.1.2$Windows_x86 LibreOffice_project/ea7cb86e6eeb2bf3a5af73a8f7777ac570321527</meta:generator>
    <meta:user-defined meta:name="EDOID" meta:value-type="float">393702</meta:user-defined>
  </office:meta>
</office:document-meta>
</file>